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  <style:style style:name="P2" style:family="paragraph" style:parent-style-name="Standard">
      <style:text-properties officeooo:rsid="001c18a3" officeooo:paragraph-rsid="001c18a3"/>
    </style:style>
    <style:style style:name="P3" style:family="paragraph" style:parent-style-name="Standard">
      <style:text-properties officeooo:rsid="001dce24" officeooo:paragraph-rsid="001dc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task1</text:p>
      <text:p text:style-name="P2"/>
      <text:p text:style-name="P3">修正しまし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6:31:05.610780507</dc:date>
    <meta:editing-duration>PT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8" meta:character-count="16" meta:non-whitespace-character-count="16"/>
  </office:meta>
</office:document-meta>
</file>